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2" svg:font-family="'Noto Sans Devanagari'" style:font-family-generic="swiss"/>
    <style:font-face style:name="Calibri" svg:font-family="Calibri" style:font-family-generic="roman" style:font-pitch="variable"/>
    <style:font-face style:name="Liberation Serif" svg:font-family="'Liberation Serif'"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1" svg:font-family="'Noto Sans Devanagari'" style:font-family-generic="system" style:font-pitch="variable"/>
  </office:font-face-decls>
  <office:automatic-styles>
    <style:style style:name="P1" style:family="paragraph" style:parent-style-name="Standard">
      <style:text-properties fo:font-size="12pt" style:font-size-asian="12pt" style:font-size-complex="12pt"/>
    </style:style>
    <style:style style:name="P2" style:family="paragraph" style:parent-style-name="Standard">
      <style:paragraph-properties fo:text-align="start" style:justify-single-word="false" style:writing-mode="lr-tb"/>
      <style:text-properties fo:font-size="12pt" style:font-size-asian="12pt" style:font-size-complex="12pt"/>
    </style:style>
    <style:style style:name="P3" style:family="paragraph" style:parent-style-name="Standard">
      <style:paragraph-properties fo:text-align="justify" style:justify-single-word="false" style:writing-mode="lr-tb"/>
      <style:text-properties fo:font-size="12pt" officeooo:rsid="000a9103" officeooo:paragraph-rsid="000b4879" style:font-size-asian="12pt" style:font-size-complex="12pt"/>
    </style:style>
    <style:style style:name="P4" style:family="paragraph" style:parent-style-name="Standard">
      <style:paragraph-properties fo:text-align="justify" style:justify-single-word="false" style:writing-mode="lr-tb"/>
      <style:text-properties fo:font-size="12pt" officeooo:rsid="000a9103" officeooo:paragraph-rsid="000c7723" style:font-size-asian="12pt" style:font-size-complex="12pt"/>
    </style:style>
    <style:style style:name="P5" style:family="paragraph" style:parent-style-name="Standard">
      <style:paragraph-properties fo:text-align="justify" style:justify-single-word="false" style:writing-mode="lr-tb"/>
      <style:text-properties fo:font-size="12pt" officeooo:rsid="000a9103" officeooo:paragraph-rsid="0010f635" style:font-size-asian="12pt" style:font-size-complex="12pt"/>
    </style:style>
    <style:style style:name="P6" style:family="paragraph" style:parent-style-name="Standard">
      <style:paragraph-properties fo:text-align="justify" style:justify-single-word="false" style:writing-mode="lr-tb"/>
      <style:text-properties fo:font-size="12pt" officeooo:rsid="000a9103" officeooo:paragraph-rsid="001331cf" style:font-size-asian="12pt" style:font-size-complex="12pt"/>
    </style:style>
    <style:style style:name="P7" style:family="paragraph" style:parent-style-name="Standard">
      <style:paragraph-properties fo:text-align="justify" style:justify-single-word="false" style:writing-mode="lr-tb"/>
      <style:text-properties fo:font-size="12pt" officeooo:paragraph-rsid="0010f635" style:font-size-asian="12pt" style:font-size-complex="12pt"/>
    </style:style>
    <style:style style:name="P8" style:family="paragraph" style:parent-style-name="Standard">
      <style:paragraph-properties fo:text-align="justify" style:justify-single-word="false" style:writing-mode="lr-tb"/>
      <style:text-properties fo:font-size="12pt" officeooo:rsid="000d3745" officeooo:paragraph-rsid="000d3745" style:font-size-asian="12pt" style:font-size-complex="12pt"/>
    </style:style>
    <style:style style:name="P9" style:family="paragraph" style:parent-style-name="Standard">
      <style:paragraph-properties fo:text-align="justify" style:justify-single-word="false" style:writing-mode="lr-tb"/>
      <style:text-properties fo:font-size="12pt" officeooo:rsid="001291d5" officeooo:paragraph-rsid="001331cf" style:font-size-asian="12pt" style:font-size-complex="12pt"/>
    </style:style>
    <style:style style:name="P10" style:family="paragraph" style:parent-style-name="Standard">
      <style:paragraph-properties fo:text-align="justify" style:justify-single-word="false" style:writing-mode="lr-tb"/>
      <style:text-properties fo:color="#000000" style:text-outline="false" style:text-line-through-style="none" style:text-line-through-type="none" style:font-name="Calibri" fo:font-size="12pt" fo:font-style="normal" fo:text-shadow="none" style:text-underline-style="none" fo:font-weight="normal" officeooo:rsid="000a9103" officeooo:paragraph-rsid="000a9103" style:font-size-asian="12pt" style:font-style-asian="normal" style:font-weight-asian="normal" style:font-size-complex="12pt" style:text-emphasize="none"/>
    </style:style>
    <style:style style:name="P11" style:family="paragraph" style:parent-style-name="Standard">
      <style:paragraph-properties fo:text-align="justify" style:justify-single-word="false" style:writing-mode="lr-tb"/>
      <style:text-properties fo:color="#000000" style:text-outline="false" style:text-line-through-style="none" style:text-line-through-type="none" style:font-name="Calibri" fo:font-size="12pt" fo:font-style="normal" fo:text-shadow="none" style:text-underline-style="none" fo:font-weight="normal" officeooo:rsid="000a9103" officeooo:paragraph-rsid="000b4879" style:font-size-asian="12pt" style:font-style-asian="normal" style:font-weight-asian="normal" style:font-size-complex="12pt" style:text-emphasize="none"/>
    </style:style>
    <style:style style:name="P12" style:family="paragraph" style:parent-style-name="Standard">
      <style:paragraph-properties fo:text-align="justify" style:justify-single-word="false" style:writing-mode="lr-tb"/>
      <style:text-properties fo:color="#000000" style:text-outline="false" style:text-line-through-style="none" style:text-line-through-type="none" style:font-name="Calibri" fo:font-size="12pt" fo:font-style="normal" fo:text-shadow="none" style:text-underline-style="none" fo:font-weight="normal" officeooo:rsid="000a9103" officeooo:paragraph-rsid="001291d5" style:font-size-asian="12pt" style:font-style-asian="normal" style:font-weight-asian="normal" style:font-size-complex="12pt" style:text-emphasize="none"/>
    </style:style>
    <style:style style:name="P13" style:family="paragraph" style:parent-style-name="Standard">
      <style:paragraph-properties fo:text-align="justify" style:justify-single-word="false" style:writing-mode="lr-tb"/>
      <style:text-properties fo:color="#000000" style:text-outline="false" style:text-line-through-style="none" style:text-line-through-type="none" style:font-name="Calibri" fo:font-size="12pt" fo:font-style="normal" fo:text-shadow="none" style:text-underline-style="none" fo:font-weight="normal" officeooo:rsid="001291d5" officeooo:paragraph-rsid="001291d5" style:font-size-asian="12pt" style:font-style-asian="normal" style:font-weight-asian="normal" style:font-size-complex="12pt" style:text-emphasize="none"/>
    </style:style>
    <style:style style:name="P14" style:family="paragraph" style:parent-style-name="Standard">
      <style:paragraph-properties fo:text-align="justify" style:justify-single-word="false" style:writing-mode="lr-tb"/>
      <style:text-properties fo:color="#000000" style:text-outline="false" style:text-line-through-style="none" style:text-line-through-type="none" style:font-name="Calibri" fo:font-size="12pt" fo:font-style="normal" fo:text-shadow="none" style:text-underline-style="none" fo:font-weight="normal" officeooo:rsid="001291d5" officeooo:paragraph-rsid="0010f635" style:font-size-asian="12pt" style:font-style-asian="normal" style:font-weight-asian="normal" style:font-size-complex="12pt" style:text-emphasize="none"/>
    </style:style>
    <style:style style:name="P15" style:family="paragraph" style:parent-style-name="Standard">
      <style:paragraph-properties fo:text-align="justify" style:justify-single-word="false" style:writing-mode="lr-tb"/>
      <style:text-properties fo:color="#000000" style:text-outline="false" style:text-line-through-style="none" style:text-line-through-type="none" style:font-name="Calibri" fo:font-size="12pt" fo:font-style="normal" fo:text-shadow="none" style:text-underline-style="none" fo:font-weight="normal" officeooo:rsid="000c7723" officeooo:paragraph-rsid="000c7723" style:font-size-asian="12pt" style:font-style-asian="normal" style:font-weight-asian="normal" style:font-size-complex="12pt" style:text-emphasize="none"/>
    </style:style>
    <style:style style:name="P16" style:family="paragraph" style:parent-style-name="Standard">
      <style:paragraph-properties fo:text-align="justify" style:justify-single-word="false" style:writing-mode="lr-tb"/>
      <style:text-properties fo:color="#000000" style:text-outline="false" style:text-line-through-style="none" style:text-line-through-type="none" style:font-name="Calibri" fo:font-size="12pt" fo:font-style="normal" fo:text-shadow="none" style:text-underline-style="none" fo:font-weight="normal" officeooo:rsid="000b4879" officeooo:paragraph-rsid="000c7723" style:font-size-asian="12pt" style:font-style-asian="normal" style:font-weight-asian="normal" style:font-size-complex="12pt" style:text-emphasize="none"/>
    </style:style>
    <style:style style:name="P17" style:family="paragraph" style:parent-style-name="Standard">
      <style:paragraph-properties fo:text-align="justify" style:justify-single-word="false" style:writing-mode="lr-tb"/>
      <style:text-properties fo:color="#000000" style:text-outline="false" style:text-line-through-style="none" style:text-line-through-type="none" style:font-name="Calibri" fo:font-size="12pt" fo:font-style="normal" fo:text-shadow="none" style:text-underline-style="none" fo:font-weight="normal" officeooo:rsid="000f59ce" officeooo:paragraph-rsid="000c7723" style:font-size-asian="12pt" style:font-style-asian="normal" style:font-weight-asian="normal" style:font-size-complex="12pt" style:text-emphasize="none"/>
    </style:style>
    <style:style style:name="P18" style:family="paragraph" style:parent-style-name="Standard">
      <style:paragraph-properties fo:text-align="justify" style:justify-single-word="false" style:writing-mode="lr-tb"/>
      <style:text-properties fo:color="#000000" style:text-outline="false" style:text-line-through-style="none" style:text-line-through-type="none" style:font-name="Calibri" fo:font-size="12pt" fo:font-style="normal" fo:text-shadow="none" style:text-underline-style="none" fo:font-weight="normal" officeooo:rsid="000f59ce" officeooo:paragraph-rsid="0010f635" style:font-size-asian="12pt" style:font-style-asian="normal" style:font-weight-asian="normal" style:font-size-complex="12pt" style:text-emphasize="none"/>
    </style:style>
    <style:style style:name="P19" style:family="paragraph" style:parent-style-name="Standard">
      <style:paragraph-properties fo:text-align="justify" style:justify-single-word="false" style:writing-mode="lr-tb"/>
      <style:text-properties fo:color="#000000" style:text-outline="false" style:text-line-through-style="none" style:text-line-through-type="none" style:font-name="Calibri" fo:font-size="12pt" fo:font-style="normal" fo:text-shadow="none" style:text-underline-style="none" fo:font-weight="normal" officeooo:rsid="0010f635" officeooo:paragraph-rsid="001331cf" style:font-size-asian="12pt" style:font-style-asian="normal" style:font-weight-asian="normal" style:font-size-complex="12pt" style:text-emphasize="none"/>
    </style:style>
    <style:style style:name="P20" style:family="paragraph" style:parent-style-name="Standard">
      <style:paragraph-properties fo:text-align="justify" style:justify-single-word="false" style:writing-mode="lr-tb"/>
      <style:text-properties fo:color="#000000" style:text-outline="false" style:text-line-through-style="none" style:text-line-through-type="none" style:font-name="Calibri" fo:font-size="12pt" fo:font-style="normal" fo:text-shadow="none" style:text-underline-style="none" fo:font-weight="normal" officeooo:rsid="0010f635" officeooo:paragraph-rsid="0010f635" style:font-size-asian="12pt" style:font-style-asian="normal" style:font-weight-asian="normal" style:font-size-complex="12pt" style:text-emphasize="none"/>
    </style:style>
    <style:style style:name="P21" style:family="paragraph" style:parent-style-name="Standard">
      <style:paragraph-properties fo:text-align="justify" style:justify-single-word="false" style:writing-mode="lr-tb"/>
      <style:text-properties fo:color="#000000" style:text-outline="false" style:text-line-through-style="none" style:text-line-through-type="none" style:font-name="Calibri" fo:font-size="12pt" fo:font-style="normal" fo:text-shadow="none" style:text-underline-style="none" fo:font-weight="normal" officeooo:rsid="0011aaca" officeooo:paragraph-rsid="001331cf" style:font-size-asian="12pt" style:font-style-asian="normal" style:font-weight-asian="normal" style:font-size-complex="12pt" style:text-emphasize="none"/>
    </style:style>
    <style:style style:name="P22" style:family="paragraph" style:parent-style-name="Standard">
      <style:paragraph-properties fo:text-align="justify" style:justify-single-word="false" style:writing-mode="lr-tb"/>
      <style:text-properties fo:color="#000000" style:text-outline="false" style:text-line-through-style="none" style:text-line-through-type="none" style:font-name="Calibri" fo:font-size="12pt" fo:font-style="normal" fo:text-shadow="none" style:text-underline-style="none" fo:font-weight="normal" officeooo:rsid="001052e8" officeooo:paragraph-rsid="000d3745" style:font-size-asian="12pt" style:font-style-asian="normal" style:font-weight-asian="normal" style:font-size-complex="12pt" style:text-emphasize="none"/>
    </style:style>
    <style:style style:name="P23" style:family="paragraph" style:parent-style-name="Standard">
      <style:paragraph-properties fo:text-align="start" style:justify-single-word="false" style:writing-mode="lr-tb"/>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text-emphasize="none"/>
    </style:style>
    <style:style style:name="T1" style:family="text">
      <style:text-properties fo:color="#000000" style:text-outline="false" style:text-line-through-style="none" style:text-line-through-type="none" style:font-name="Calibri" fo:font-style="normal" fo:text-shadow="none" style:text-underline-style="none" fo:font-weight="normal" style:font-style-asian="normal" style:font-weight-asian="normal" style:text-emphasize="none"/>
    </style:style>
    <style:style style:name="T2" style:family="text">
      <style:text-properties fo:color="#000000" style:text-outline="false" style:text-line-through-style="none" style:text-line-through-type="none" style:font-name="Calibri" fo:font-style="normal" fo:text-shadow="none" style:text-underline-style="none" fo:font-weight="normal" officeooo:rsid="000b4879" style:font-style-asian="normal" style:font-weight-asian="normal" style:text-emphasize="none"/>
    </style:style>
    <style:style style:name="T3" style:family="text">
      <style:text-properties fo:color="#000000" style:text-outline="false" style:text-line-through-style="none" style:text-line-through-type="none" style:font-name="Calibri" fo:font-style="normal" fo:text-shadow="none" style:text-underline-style="none" fo:font-weight="normal" officeooo:rsid="000c7723" style:font-style-asian="normal" style:font-weight-asian="normal" style:text-emphasize="none"/>
    </style:style>
    <style:style style:name="T4" style:family="text">
      <style:text-properties fo:color="#000000" style:text-outline="false" style:text-line-through-style="none" style:text-line-through-type="none" style:font-name="Calibri" fo:font-style="normal" fo:text-shadow="none" style:text-underline-style="none" fo:font-weight="normal" officeooo:rsid="000f3442" style:font-style-asian="normal" style:font-weight-asian="normal" style:text-emphasize="none"/>
    </style:style>
    <style:style style:name="T5" style:family="text">
      <style:text-properties fo:color="#000000" style:text-outline="false" style:text-line-through-style="none" style:text-line-through-type="none" style:font-name="Calibri" fo:font-style="normal" fo:text-shadow="none" style:text-underline-style="none" fo:font-weight="normal" officeooo:rsid="000f59ce" style:font-style-asian="normal" style:font-weight-asian="normal" style:text-emphasize="none"/>
    </style:style>
    <style:style style:name="T6" style:family="text">
      <style:text-properties fo:color="#000000" style:text-outline="false" style:text-line-through-style="none" style:text-line-through-type="none" style:font-name="Calibri" fo:font-style="normal" fo:text-shadow="none" style:text-underline-style="none" fo:font-weight="normal" officeooo:rsid="001052e8" style:font-style-asian="normal" style:font-weight-asian="normal" style:text-emphasize="none"/>
    </style:style>
    <style:style style:name="T7" style:family="text">
      <style:text-properties fo:color="#000000" style:text-outline="false" style:text-line-through-style="none" style:text-line-through-type="none" style:font-name="Calibri" fo:font-style="normal" fo:text-shadow="none" style:text-underline-style="none" fo:font-weight="normal" officeooo:rsid="0010f635" style:font-style-asian="normal" style:font-weight-asian="normal" style:text-emphasize="none"/>
    </style:style>
    <style:style style:name="T8" style:family="text">
      <style:text-properties fo:color="#000000" style:text-outline="false" style:text-line-through-style="none" style:text-line-through-type="none" style:font-name="Calibri" fo:font-style="normal" fo:text-shadow="none" style:text-underline-style="none" fo:font-weight="normal" officeooo:rsid="000a9103" style:font-style-asian="normal" style:font-weight-asian="normal" style:text-emphasize="none"/>
    </style:style>
    <style:style style:name="T9" style:family="text">
      <style:text-properties fo:color="#000000" style:text-outline="false" style:text-line-through-style="none" style:text-line-through-type="none" style:font-name="Calibri" fo:font-style="normal" fo:text-shadow="none" style:text-underline-style="none" fo:font-weight="normal" officeooo:rsid="0011aaca" style:font-style-asian="normal" style:font-weight-asian="normal" style:text-emphasize="none"/>
    </style:style>
    <style:style style:name="T10" style:family="text">
      <style:text-properties fo:color="#000000" style:text-outline="false" style:text-line-through-style="none" style:text-line-through-type="none" style:font-name="Calibri" fo:font-style="normal" fo:text-shadow="none" style:text-underline-style="none" fo:font-weight="normal" officeooo:rsid="001291d5" style:font-style-asian="normal" style:font-weight-asian="normal" style:text-emphasize="none"/>
    </style:style>
    <style:style style:name="T11" style:family="text">
      <style:text-properties fo:color="#000000" style:text-outline="false" style:text-line-through-style="none" style:text-line-through-type="none" style:font-name="Calibri" fo:font-style="normal" fo:text-shadow="none" style:text-underline-style="none" fo:font-weight="normal" officeooo:rsid="001331cf" style:font-style-asian="normal" style:font-weight-asian="normal" style:text-emphasize="none"/>
    </style:style>
    <style:style style:name="T12" style:family="text">
      <style:text-properties fo:color="#000000" style:text-outline="false" style:text-line-through-style="none" style:text-line-through-type="none" style:font-name="Calibri" fo:font-style="normal" fo:text-shadow="none" style:text-underline-style="none" fo:font-weight="bold" style:font-style-asian="normal" style:font-weight-asian="bold" style:text-emphasize="none"/>
    </style:style>
    <style:style style:name="T13" style:family="text">
      <style:text-properties fo:color="#000000" style:text-outline="false" style:text-line-through-style="none" style:text-line-through-type="none" style:font-name="Noto Sans Devanagari" fo:font-style="normal" fo:text-shadow="none" style:text-underline-style="none" fo:font-weight="bold" style:font-style-asian="normal" style:font-weight-asian="bold" style:text-emphasize="none"/>
    </style:style>
    <style:style style:name="T14" style:family="text">
      <style:text-properties fo:color="#000000" style:text-outline="false" style:text-line-through-style="none" style:text-line-through-type="none" style:font-name="Noto Sans Devanagari" fo:font-style="normal" fo:text-shadow="none" style:text-underline-style="none" fo:font-weight="normal" style:font-style-asian="normal" style:font-weight-asian="normal" style:text-emphasiz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OĞUŞ TİCARET KOLL.ŞTİ.</text:p>
      <text:p text:style-name="P13"/>
      <text:p text:style-name="P13">1958</text:p>
      <text:p text:style-name="P11"/>
      <text:p text:style-name="P11"><text:tab/>Doğuş Ticaret 1958 yılında babam, Mustafa Balcı (1933-2011 ARE) tarafından kurulmuştur.. <text:tab/></text:p>
      <text:p text:style-name="P11"/>
      <text:p text:style-name="P13">1960</text:p>
      <text:p text:style-name="P13"/>
      <text:p text:style-name="P3"><text:span text:style-name="T1"><text:tab/>1958 – 1970 yılları arasında, Mustafa Balcı, ilk başta inşaat boyacılığı, sonrasında resmi iş mütaahhitliği yapmıştır. Bu yıllarda, Tokat’ta ilk olarak mozaik karo üretimine başlamış, mermer atölyesi kurmuş, </text:span><text:span text:style-name="T2">ve Ankara -Tokat hattında kamyon ile <text:s/>(Kırmızı BMC) haftalık düzenli seferlerle taşımacılık yapmaya başlamıştır. Bu taşımacılık sırasında Ankara – Tokat ambarını kurmuştur. Bugün bile (2019) halen</text:span><text:span text:style-name="T1"> </text:span><text:span text:style-name="T2">bu hatta düzenli sefer yapan bir taşımacılık şirketi yoktur.</text:span></text:p>
      <text:p text:style-name="P10"/>
      <text:p text:style-name="P10"><text:tab/>Tokat’ta Eski Devlet Hastanesi (şimdi İl Sağlık Müdürlüğü) yanındaki Ülkü <text:s/>İlkokulu, Cumhuriyet İlkokulu, Niksar’da Şair Ahmet İlkokulu, anlattığı hatıralarından benim aklımda kalan, yaptığı resmi işlerden bazılarıdır. Ülkü İlkokulu ve Cumhuriyet İlkokulu halen (2019), yapıldıkları ilk haliyle hizmet vermektedirler. <text:s text:c="2"/></text:p>
      <text:p text:style-name="P10"/>
      <text:p text:style-name="P13">1970</text:p>
      <text:p text:style-name="P12"><text:tab/></text:p>
      <text:p text:style-name="P4"><text:span text:style-name="T1"><text:tab/></text:span><text:span text:style-name="T2">Doğuş Ticaret, babamın kardeşi İsmail Balcı ‘nın (1956 – 2012 ARE), askerden 1970 yılında gelmesiyle, iki ortaklı bir şirket haline gelmiştir. </text:span><text:span text:style-name="T3">Bu dönemde, inşaat sektörününde canlanmasıyla şirket, ticarette hareketli yıllar geçirmiştir. Rahmetli babam, 60’lı yıllarda işin çok az ve karların çok düşük olduğundan bahsederdi. Ticarette bunu, 2000’li yıllarda tekrar yaşamaya başladık ve bunu yeni nesil olarak fark etmemiz uzun bir zaman aldı ve bize maliyeti ağır oldu.</text:span></text:p>
      <text:p text:style-name="P15"/>
      <text:p text:style-name="P4"><text:span text:style-name="T3"><text:tab/> </text:span><text:span text:style-name="T2">Bu yıllarda, babam ve dayım Mustafa Işıklıyurt (1935-2009 ARE) ortak çalışmışlar, 18 kamyon bir Caterpillar 910 kepçe ile yol mütaahhitliği, </text:span><text:span text:style-name="T3">yurtiçi ve u</text:span><text:span text:style-name="T2">luslararası taşımacılık </text:span><text:span text:style-name="T3">yapmışlardı</text:span><text:span text:style-name="T2">. </text:span></text:p>
      <text:p text:style-name="P16"/>
      <text:p text:style-name="P4"><text:span text:style-name="T2"><text:tab/></text:span><text:span text:style-name="T3">Çocukluğum, bu kamyonların ve kepçenin, Doğuş Ticaretin yanında bulunan Ali Yücel Spor Salonunun arkasındaki <text:s/>ara sokakta oynadığımız top oyunlarının hatıralarıyla doludur. Ve tabiiki, ve en güzeli, tüm ailenin, dayımlar, amcamlar ve biz, bir araya gelip yemeklerin yenildiği, çocuklar olarak oyun oynadığımız o akşamlar...</text:span></text:p>
      <text:p text:style-name="P15"/>
      <text:p text:style-name="P4"><text:span text:style-name="T3"><text:tab/></text:span><text:span text:style-name="T4">1974 yılında babamın, sağ-sol davalarından, bir iftira sonucu 75 gün cezaevinde yatması, cezaevine ziyarete gelen annem Hasibe Balcı’nın (1930-201</text:span><text:span text:style-name="T5">3</text:span><text:span text:style-name="T4"> ARE) “</text:span><text:span text:style-name="T5">bir evimiz olsaydı ben bu çocuklara sıkıntısız bakardım” ifadesi, babamın ticari hayata başka türlü bakmasına neden olmuş. O yıllar, içeri düşenlerinde dışarıda olanlarında yarınlarının belli olmadığı yıllardı. Tam olarak hangi yıldı hatırlamıyorum ama, 2000’li yıllarda, babamın hapishanede yatmasına neden olan kişinin, bir pazar günü babamın evine, mahallenin muhtarı Nuri Amca ile gelip helallik istemesine şahit olmuştum. </text:span></text:p>
      <text:p text:style-name="P17"/>
      <text:p text:style-name="P5"><text:span text:style-name="T5"><text:tab/>Hapishaneden çıktıktan sonra, babam kümbetteki ilk oturduğumuz evi, 4 katlı binayı, 4. katı teras olan ve terasta süs havuzu olan evi yaptı. 1978 yılında, dabakhane de oturduğumuz bahçeli </text:span><text:span text:style-name="T6">kiralık</text:span><text:span text:style-name="T5"> evden, k</text:span><text:span text:style-name="T6">ümbetteki kendi evimizin </text:span><text:span text:style-name="T5"><text:s/>3. ve 4. katına göçtük. </text:span></text:p>
      <text:p text:style-name="P18"/>
      <text:p text:style-name="P6"><text:span text:style-name="T5"><text:tab/></text:span><text:span text:style-name="T7">1974’de babamın başkanlığına geldiği Küçük Sanayi Sitesi Kooperatifinin yapımı 1978 yılında tamamlanmış, işyeri sahipleri işyerlerine göçmeye başlamıştı. </text:span><text:span text:style-name="T9">Sanayi sitesinde, babama ait 60 </text:span><text:soft-page-break/><text:span text:style-name="T9">m2’lik 4 adet dükkan, amcama ait 4 adet 60 m2’lik dükkan ve 1200 m2’lik fabrika alanı vardı.</text:span><text:span text:style-name="T7"> Sivri Tekkenin yanında faaliyet gösteren karo ve mermer atölyesi, sanayi sitesi fabrikalar bloktaki 1200 m2’lik yeni yerine taşındı. Doğuş Ticaret bünyesinde satışı yapılan oto boya grubuda, ilk önce sanayi camii altındaki küçük dükkanlardan birine taşınmış, daha sonra mermer atölyesinin olduğu yere taşınmıştı. </text:span></text:p>
      <text:p text:style-name="P19"/>
      <text:p text:style-name="P9"><text:span text:style-name="T9">H</text:span><text:span text:style-name="T7">AKAN BALCI</text:span></text:p>
      <text:p text:style-name="P19"/>
      <text:p text:style-name="P6"><text:span text:style-name="T7"><text:tab/>Oto boya grubu, amcamın oğlu Hakan Balcı’nın (1972-2009 ARE) askerden gelmesi ile, <text:s/></text:span><text:span text:style-name="T9">Balkan Ticaret adında ayrı bir şirket kurularak, Hakan’a devredildi. Hakan bu işi, </text:span><text:span text:style-name="T11">babasına ait 4 dükkan olmasına rağmen,</text:span><text:span text:style-name="T9"> babamın sanayi sitesi acentalar bloktaki dükkanında herhangi bir kira ödemesi yapmadan yürütttü. <text:s/>Doğuş Ticaret, kendi bünyesindeki oto boya grubu malzemelerini, Hakan’a devrederken herhangi bir ücret almamıştır. </text:span></text:p>
      <text:p text:style-name="P21"/>
      <text:p text:style-name="P5"><text:span text:style-name="T9"><text:tab/>Hakan 2005 yılında gıda sektörüne giriş yaptı. </text:span><text:span text:style-name="T10">Arma Market isminde 18 ortaklı bir şirkete ortak oldu. Ortaklardan biride abim Atila idi. Aynı zamanda patates cipsi, peynir işinede girdi. Bildiğim kadarıyla, sanayi sitesindeki dükkanın altında halen oda şeklinde buzdolabı durmakta.</text:span><text:span text:style-name="T9"> <text:s/>2007 yılına gelindiğinde, </text:span><text:span text:style-name="T10"><text:tab/>yaklaşık </text:span><text:span text:style-name="T9">500000,00 TL borçla gıda işine son verdi. Rakamın büyüklüğü, o yıllarda “1 amerikan dolarının 1 TL“ olduğu ifadesi ile daha rahat anlaşılacaktır. Hakan’ın düştüğü bu durumdan çıkmasına en büyük desteği yine Doğuş Ticaret verdi. Hakan’a ait kredi ve resmi borçların 85571,00 TL tutarında bir kısım Doğuş Ticaret kasasından ödendi. </text:span><text:span text:style-name="T10"><text:s/>Amcamın sanayide dükkanları, yengemin Doğuş Ticaretin yapıp teslim ettiği daireleri olmasına rağmen, Hakan yaşamının son dönemini borç ve sıkıntı içerisinde geçirdi. Bu arada Arma Marketteki hissesini, 90000,00 <text:s/>TL gibi bir rakamla sattı. Ve sanıyorum, son döneminde borçlarının çoğunu kapatmayı başarmıştı. Ama benim tahminim, bu sıkıntılı dönem Hakan’ın hayatına mal oldu. 2009 yılında bir sabah Hak’kın rahmetine kavuştuğunda, bir kanadım kopmuş gibi hissettim. Benzer bir şekilde babam rahmetli olduğunda da, sırtımı yasladığım tüm arkam yok olmuş gibi kendimi bir boşlukta hissetmiştim. Halen de bu boşluk devam etmekte...</text:span></text:p>
      <text:p text:style-name="P14"><text:tab/></text:p>
      <text:p text:style-name="P6"><text:span text:style-name="T9"><text:tab/>Hakan, 2009 yılında rahmetli olana kadar, bu işi yürüttü. Rahmetli olduktan sonra hanımı </text:span><text:span text:style-name="T11">ve oğlu</text:span><text:span text:style-name="T9">, 2018 yılının ağustos ayına kadar bu işi yürüttü</text:span><text:span text:style-name="T11">ler</text:span><text:span text:style-name="T9">. Bu tarihte</text:span><text:span text:style-name="T11">, <text:s/></text:span><text:span text:style-name="T9">oto boya grubu</text:span><text:span text:style-name="T11">nun</text:span><text:span text:style-name="T9"> faaliyetine son ver</text:span><text:span text:style-name="T11">diler. </text:span></text:p>
      <text:p text:style-name="P21"/>
      <text:p text:style-name="P10"/>
      <text:p text:style-name="P13">1980</text:p>
      <text:p text:style-name="P13"/>
      <text:p text:style-name="P8"><text:span text:style-name="T1"><text:tab/>1980 yılında dayım ve babamın ortaklığı sona erdi. </text:span><text:span text:style-name="T4">80’li yıllar Doğuş Ticaretin resmi dairelere ve piyasaya hakim olduğu bir dönem olarak geçti. Bu dönem, aynı zamanda özel bina inşaatlarında yapılmaya başlandığı dönem oldu.</text:span><text:span text:style-name="T1"> </text:span><text:span text:style-name="T6">Babam, </text:span><text:span text:style-name="T1">198</text:span><text:span text:style-name="T6">4</text:span><text:span text:style-name="T1"> yılında </text:span><text:span text:style-name="T6">şu anda oturmakta olduğumuz 5 katlı binayı yapmıştı.</text:span><text:span text:style-name="T1"> </text:span><text:span text:style-name="T6">Ben, Samsun’da lisedeydim. Babam, amcam, abilerim o eve göçtüler. 1. katta babam ve <text:line-break/>Ali abim, 3. katta amcam, 5.katta Atila abim. Sonraki yıllarda Babam giriş daireye geçti. Atil</text:span><text:span text:style-name="T7">a</text:span><text:span text:style-name="T6"> abim, önce kümbetteki eski evin 1.katına, daha sonra 2005 yılında Karşıyaka yaptığımız, şu anda oturduğu daireye taşındı. Bu arada 1993 yılında ben evlendim ve abimin çıktığı, 5.kata yerleştim. Halen orda oturuyoruz.</text:span></text:p>
      <text:p text:style-name="P22"/>
      <text:p text:style-name="P7"><text:span text:style-name="T8"><text:tab/></text:span><text:span text:style-name="T1">Doğuş Ticaret, </text:span><text:span text:style-name="T7">80 ve 90’lı yıllarda amcam ve Ali abimle yoluna devam etmekteydi. Amcam resmi dairelerle olan işleri halleder, ali abimde dükkana bakar, hesapları tutardı. 1988 yılında, Doğuş Ticaret, babamın hissesini bana devretmesiyle, amcamında kızı Nazan’a devretmesiyle yeni bir döneme girmiş oldu.</text:span></text:p>
      <text:p text:style-name="P20"><text:soft-page-break/></text:p>
      <text:p text:style-name="P7"><text:span text:style-name="T7"><text:tab/>Doğuş Ticaret, 1994 yılında, amcamın hanımı </text:span><text:span text:style-name="T1">Ayten Balcı’nın </text:span><text:span text:style-name="T7">annesinden kalan</text:span><text:span text:style-name="T1"> arsasına, 1 daire karşılığı bina yaptı. </text:span><text:span text:style-name="T7">Arsaya 5 daire ve zeminde yol seviyesinin altında bir dükkan yapılabiliyordu. </text:span><text:span text:style-name="T1">4 daire 1 dükkan Doğuş Ticarete kaldı.</text:span></text:p>
      <text:p text:style-name="P23">Ortaklardan Nazan Balcıya 2 daire ve dükkanın yarısı</text:p>
      <text:p text:style-name="P23">H.Murat Balcıya 2 daire ve dükkanın yarısı olarak pay edildi.</text:p>
      <text:p text:style-name="P23">Ayten Balcı ve nazan balcıya ait 3 dairenin tapusu ayten balcı üzerine yapıldı</text:p>
      <text:p text:style-name="P23">2 daire ve dükkan tapusu h.murat balcı üzerine yapıldı</text:p>
      <text:p text:style-name="P23">h.murat Balcıya ait <text:s/>2 nolu daire satıldı. Bu satıştan elde edilen para ile</text:p>
      <text:p text:style-name="P23">ali paşa hamamının yanındaki arsada mustafa ışıklıyurt a ait 1/3 lük hisse</text:p>
      <text:p text:style-name="P23">satın alınarak, yarısı ismail balcı, yarısı h.murat balcı üzerine tapu edildi.</text:p>
      <text:p text:style-name="P23">h.murat balcı bu satıştan kendi dairesinden gelirin yarısını ismail balcıya </text:p>
      <text:p text:style-name="P2"><text:span text:style-name="T1">aktarmış oldu. h.murat balcının burada </text:span><text:span text:style-name="T13">40.000 TL alacağ</text:span><text:span text:style-name="T14">ı oluşmuştur.</text:span></text:p>
      <text:p text:style-name="P23">nazan ve hacıya ait dükkan 30000 TL <text:s/>va hacıya ait daire 80000 TL ye satılarak</text:p>
      <text:p text:style-name="P23">Ayşe balcıya istanbuldaki dairesi alındı (istanbuldaki daire alınırken buna ek </text:p>
      <text:p text:style-name="P23">olarak tuzgümrüğünde iki dükkan 80000 TL satıldı ve toplamda ayşe balcıya</text:p>
      <text:p text:style-name="P23">190000 TL aktarılmış oldu) </text:p>
      <text:p text:style-name="P1"/>
      <text:p text:style-name="P23">nazan ve hacıya ait dükkandan elde edilen gelirden hacının </text:p>
      <text:p text:style-name="P2"><text:span text:style-name="T12">Nazana 15000 TL borcu</text:span><text:span text:style-name="T14"> oluşmuştur.</text:span></text:p>
      <text:p text:style-name="P23">Hakan Balcının gıda işinde Doğuş ticaret tarafından 85571 TL borcu ödenmiştir</text:p>
      <text:p text:style-name="P23">Doğuş ticaretin hissedarı olarak hacının, hakana ödenen ödenen miktar kadar</text:p>
      <text:p text:style-name="P2"><text:span text:style-name="T1">Yani </text:span><text:span text:style-name="T13">hacının 85571 TL alacağı</text:span><text:span text:style-name="T14"> oluşmuştur.</text:span></text:p>
      <text:p text:style-name="P23">Hacı Doğuş Ticarete ilk geçtiği yıl Mustafa Balcıdan borçları ödemek için</text:p>
      <text:p text:style-name="P2"><text:span text:style-name="T1">50000 TL nakit almış ve Doğuş Ticaretten </text:span><text:span text:style-name="T13">hacının 50000 TL alacağı</text:span><text:span text:style-name="T14"> oluşmuştur.</text:span></text:p>
      <text:p text:style-name="P23">Doğuş Ticaret, piyasa şartlarına ayak uyduramamış, 2017 yılının hazir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2" svg:font-family="'Noto Sans Devanagari'" style:font-family-generic="swiss"/>
    <style:font-face style:name="Calibri" svg:font-family="Calibri" style:font-family-generic="roman" style:font-pitch="variable"/>
    <style:font-face style:name="Liberation Serif" svg:font-family="'Liberation Serif'" style:font-family-generic="roman" style:font-pitch="variable"/>
    <style:font-face style:name="Noto Sans Devanagari" svg:font-family="'Noto Sans Devanagari'" style:font-family-generic="roman" style:font-pitch="variable"/>
    <style:font-face style:name="Liberation Sans" svg:font-family="'Liberation Sans'" style:font-family-generic="swiss" style:font-pitch="variable"/>
    <style:font-face style:name="Noto Sans CJK SC DemiLight" svg:font-family="'Noto Sans CJK SC DemiLight'" style:font-family-generic="system" style:font-pitch="variable"/>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92cm" style:writing-mode="page"/>
      <style:text-properties style:use-window-font-color="true" style:font-name="Liberation Serif" fo:font-size="12pt" fo:language="tr" fo:country="TR" style:letter-kerning="true" style:font-name-asian="Noto Sans CJK SC DemiLight" style:font-size-asian="10.5pt" style:language-asian="zh" style:country-asian="CN" style:font-name-complex="Noto Sans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1T10:12:21.517443298</meta:creation-date>
    <dc:date>2018-12-11T17:43:23.126549732</dc:date>
    <meta:editing-duration>PT8M37S</meta:editing-duration>
    <meta:editing-cycles>2</meta:editing-cycles>
    <meta:generator>LibreOffice/5.2.7.2$Linux_X86_64 LibreOffice_project/20m0$Build-2</meta:generator>
    <meta:document-statistic meta:table-count="0" meta:image-count="0" meta:object-count="0" meta:page-count="3" meta:paragraph-count="44" meta:word-count="1100" meta:character-count="7865" meta:non-whitespace-character-count="6757"/>
  </office:meta>
</office:document-meta>
</file>